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6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5cm" svg:height="10.219cm" svg:x="4cm" svg:y="4.5cm">
          <draw:text-box>
            <text:p>7 年级人教版英语上 starter unit 3</text:p>
            <text:p/>
            <text:p>grey / pink / orange </text:p>
            <text:p/>
            <text:p>look at / see</text:p>
            <text:p/>
            <text:p>S – small / M – medium / L – large / XS – extra small / XL – extra large</text:p>
            <text:p/>
            <text:p>UFO – Unidentified Flying Object</text:p>
            <text:p/>
            <text:p>CCTV – China Central Television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M1S</meta:editing-duration>
    <meta:editing-cycles>4</meta:editing-cycles>
    <meta:generator>OpenOffice/4.1.15$Win32 OpenOffice.org_project/4115m2$Build-9813</meta:generator>
    <dc:date>2025-10-05T09:20:10.22</dc:date>
    <dc:creator>Eric Zhang</dc:creator>
    <meta:document-statistic meta:object-count="24"/>
  </office:meta>
</office:document-meta>
</file>